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Nepali1" svg:font-family="'Lohit Nepal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Nepali" svg:font-family="'Lohit Nepal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style:font-size-asian="10.5pt" style:font-name-complex="Liberation Sans" style:font-size-complex="12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fo:font-style="normal" fo:font-weight="normal" fo:background-color="transparent" style:font-name-asian="Monospace" style:font-size-asian="10.5pt" style:font-style-asian="normal" style:font-weight-asian="normal" style:font-name-complex="Liberation Sans" style:font-size-complex="12pt"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fo:font-style="normal" fo:font-weight="normal" fo:background-color="transparent" style:font-name-asian="Monospace" style:font-size-asian="12pt" style:font-style-asian="normal" style:font-weight-asian="normal" style:font-name-complex="Liberation Sans" style:font-size-complex="12pt" style:font-style-complex="normal" style:font-weight-complex="normal"/>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0pt" fo:font-style="normal" fo:font-weight="normal" fo:background-color="transparent" style:font-name-asian="Monospace" style:font-size-asian="10pt" style:font-style-asian="normal" style:font-weight-asian="normal" style:font-name-complex="Liberation Sans" style:font-size-complex="10pt" style:font-style-complex="normal"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fo:font-weight="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Standard" style:list-style-name="L3">
      <style:text-properties fo:font-weight="normal" style:font-weight-asian="normal" style:font-weight-complex="normal"/>
    </style:style>
    <style:style style:name="P18" style:family="paragraph" style:parent-style-name="Standard" style:list-style-name="L4">
      <style:text-properties fo:font-weight="normal" style:font-weight-asian="normal" style:font-weight-complex="normal"/>
    </style:style>
    <style:style style:name="P19" style:family="paragraph" style:parent-style-name="Standard" style:list-style-name="L5">
      <style:text-properties fo:font-weight="normal" style:font-weight-asian="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2">
      <style:paragraph-properties fo:margin-left="0in" fo:margin-right="0in" fo:text-align="start" style:justify-single-word="false" fo:text-indent="0in" style:auto-text-indent="false" style:text-autospace="none"/>
      <style:text-properties fo:color="#000000" style:font-name="Liberation Serif" fo:font-size="12pt" fo:font-style="normal" fo:font-weight="normal" fo:background-color="transparent" style:font-name-asian="Monospace" style:font-size-asian="12pt" style:font-style-asian="normal" style:font-weight-asian="normal" style:font-name-complex="Liberation Sans" style:font-size-complex="12pt" style:font-style-complex="normal" style:font-weight-complex="normal"/>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style:font-size-asian="10.5pt" style:font-name-complex="Liberation Sans" style:font-size-complex="12pt"/>
    </style:style>
    <style:style style:name="P25" style:family="paragraph" style:parent-style-name="Standard">
      <style:paragraph-properties fo:margin-left="0in" fo:margin-right="0in" fo:text-align="start" style:justify-single-word="false" fo:text-indent="0in" style:auto-text-indent="false" style:text-autospace="none"/>
    </style:style>
    <style:style style:name="T1" style:family="text">
      <style:text-properties fo:font-style="italic" style:font-style-asian="italic" style:font-style-complex="italic"/>
    </style:style>
    <style:style style:name="T2" style:family="text">
      <style:text-properties fo:font-style="italic" fo:font-weight="normal" fo:background-color="transparent"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fo:background-color="transparent" style:font-name-asian="Monospace" style:font-style-asian="normal" style:font-weight-asian="normal" style:font-style-complex="normal" style:font-weight-complex="normal"/>
    </style:style>
    <style:style style:name="T5" style:family="text">
      <style:text-properties fo:font-style="normal" fo:font-weight="normal" fo:background-color="transparent" style:font-style-asian="normal" style:font-weight-asian="normal" style:font-style-complex="normal" style:font-weight-complex="normal"/>
    </style:style>
    <style:style style:name="T6" style:family="text">
      <style:text-properties fo:color="#008080"/>
    </style:style>
    <style:style style:name="T7" style:family="text">
      <style:text-properties fo:color="#008080" fo:font-style="normal" style:font-style-asian="normal" style:font-style-complex="normal"/>
    </style:style>
    <style:style style:name="T8" style:family="text">
      <style:text-properties fo:color="#008080" style:font-name="Monospace" fo:font-size="10pt" style:font-name-asian="Monospace" style:font-size-asian="10pt" style:font-name-complex="Monospace" style:font-size-complex="10pt"/>
    </style:style>
    <style:style style:name="T9" style:family="text">
      <style:text-properties fo:color="#3f7f7f"/>
    </style:style>
    <style:style style:name="T10" style:family="text">
      <style:text-properties fo:color="#3f7f7f" fo:font-style="normal" style:font-style-asian="normal" style:font-style-complex="normal"/>
    </style:style>
    <style:style style:name="T11" style:family="text">
      <style:text-properties fo:color="#3f7f7f" style:font-name="Monospace" fo:font-size="10pt" style:font-name-asian="Monospace" style:font-size-asian="10pt" style:font-name-complex="Monospace" style:font-size-complex="10pt"/>
    </style:style>
    <style:style style:name="T12" style:family="text">
      <style:text-properties fo:color="#1a1a1a"/>
    </style:style>
    <style:style style:name="T13" style:family="text">
      <style:text-properties fo:color="#1a1a1a" fo:font-style="normal" style:font-style-asian="normal" style:font-style-complex="normal"/>
    </style:style>
    <style:style style:name="T14" style:family="text">
      <style:text-properties fo:color="#000000"/>
    </style:style>
    <style:style style:name="T15" style:family="text">
      <style:text-properties fo:color="#000000" style:font-name="Liberation Serif" fo:font-size="12pt" fo:font-style="normal" fo:font-weight="normal" fo:background-color="transparent" style:font-name-asian="Monospace" style:font-size-asian="10.5pt" style:font-style-asian="normal" style:font-weight-asian="normal" style:font-name-complex="Liberation Sans" style:font-size-complex="12pt" style:font-style-complex="normal" style:font-weight-complex="normal"/>
    </style:style>
    <style:style style:name="T16" style:family="text">
      <style:text-properties fo:color="#2a00ff"/>
    </style:style>
    <style:style style:name="T17" style:family="text">
      <style:text-properties fo:color="#2a00ff" style:font-name="Monospace" fo:font-size="10pt" fo:font-style="normal" style:font-name-asian="Monospace" style:font-size-asian="10pt" style:font-style-asian="normal" style:font-name-complex="Monospace" style:font-size-complex="10pt" style:font-style-complex="normal"/>
    </style:style>
    <style:style style:name="T18" style:family="text">
      <style:text-properties fo:color="#2a00ff" style:font-name="Monospace" fo:font-size="10pt" fo:font-style="normal" fo:font-weight="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T19" style:family="text">
      <style:text-properties fo:color="#7f0055" fo:font-weight="bold" style:font-weight-asian="bold" style:font-weight-complex="bold"/>
    </style:style>
    <style:style style:name="T20" style:family="text">
      <style:text-properties fo:color="#0000c0"/>
    </style:style>
    <style:style style:name="T21" style:family="text">
      <style:text-properties fo:color="#0000c0" fo:font-style="italic" style:font-style-asian="italic" style:font-style-complex="italic"/>
    </style:style>
    <style:style style:name="T2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penNlpWeb:</text:p>
      <text:p text:style-name="P1"/>
      <text:p text:style-name="P1">This project is supposed to be downloaded from <text:a xlink:type="simple" xlink:href="https://github.com/opnchaudhary/openNlpWeb">https://github.com/opnchaudhary/openNlpWeb</text:a></text:p>
      <text:p text:style-name="P1"/>
      <text:p text:style-name="P1">The project use the following java API:</text:p>
      <text:list xml:id="list564448892" text:style-name="L5">
        <text:list-item>
          <text:p text:style-name="P19">OpenNlp : <text:a xlink:type="simple" xlink:href="http://opennlp.apache.org/cgi-bin/download.cgi">http://opennlp.apache.org/cgi-bin/download.cgi</text:a></text:p>
        </text:list-item>
        <text:list-item>
          <text:p text:style-name="P22"><text:span text:style-name="T22">Jaws : </text:span><text:a xlink:type="simple" xlink:href="http://lyle.smu.edu/~tspell/jaws/index.html">http://lyle.smu.edu/~tspell/jaws/index.html</text:a></text:p>
        </text:list-item>
        <text:list-item>
          <text:p text:style-name="P22"/>
        </text:list-item>
      </text:list>
      <text:p text:style-name="P1"/>
      <text:p text:style-name="P1"/>
      <text:p text:style-name="P1">The project contains :</text:p>
      <text:list xml:id="list372082614" text:style-name="L3">
        <text:list-item>
          <text:p text:style-name="P17">.settings</text:p>
        </text:list-item>
        <text:list-item>
          <text:p text:style-name="P17">Web-Content</text:p>
        </text:list-item>
        <text:list-item>
          <text:p text:style-name="P17">build</text:p>
        </text:list-item>
        <text:list-item>
          <text:p text:style-name="P17">src</text:p>
        </text:list-item>
        <text:list-item>
          <text:p text:style-name="P17">.classpath</text:p>
        </text:list-item>
        <text:list-item>
          <text:p text:style-name="P17">.project</text:p>
        </text:list-item>
        <text:list-item>
          <text:p text:style-name="P17">Documentation.odt</text:p>
        </text:list-item>
        <text:list-item>
          <text:p text:style-name="P17">README</text:p>
        </text:list-item>
      </text:list>
      <text:p text:style-name="P1"/>
      <text:p text:style-name="P1"/>
      <text:p text:style-name="P1"/>
      <text:p text:style-name="P1">The Web-Content has the jsp files:</text:p>
      <text:list xml:id="list64341926" text:style-name="L4">
        <text:list-item>
          <text:p text:style-name="P18">Login.jsp</text:p>
        </text:list-item>
        <text:list-item>
          <text:p text:style-name="P18">NepaliNLPTest.jsp</text:p>
        </text:list-item>
        <text:list-item>
          <text:p text:style-name="P18">index.jsp</text:p>
        </text:list-item>
        <text:list-item>
          <text:p text:style-name="P18">pdfCreator.jsp</text:p>
        </text:list-item>
        <text:list-item>
          <text:p text:style-name="P21"><text:span text:style-name="T22">mod :-&gt; this directory has the modules used by open-nlp-tools or it can also be downloaded from </text:span><text:a xlink:type="simple" xlink:href="http://opennlp.sourceforge.net/models-1.5/">http://opennlp.sourceforge.net/models-1.5/</text:a>. We need the english langauge models only</text:p>
        </text:list-item>
      </text:list>
      <text:p text:style-name="P1"/>
      <text:p text:style-name="P1"/>
      <text:p text:style-name="P1">The src folder has the following packages:</text:p>
      <text:list xml:id="list9129941681" text:style-name="L1">
        <text:list-item>
          <text:p text:style-name="P16">nlp</text:p>
        </text:list-item>
        <text:list-item>
          <text:p text:style-name="P16">auth</text:p>
        </text:list-item>
        <text:list-item>
          <text:p text:style-name="P16">test</text:p>
        </text:list-item>
        <text:list-item>
          <text:p text:style-name="P16">shoe</text:p>
        </text:list-item>
        <text:list-item>
          <text:p text:style-name="P16">wordnet </text:p>
        </text:list-item>
      </text:list>
      <text:p text:style-name="P1"/>
      <text:p text:style-name="P1">And all other .jsp files go to the Web-Content directory.</text:p>
      <text:p text:style-name="P1"/>
      <text:p text:style-name="P1">For natural language processing, we are using open-nlp-tools, a Java API. The modules used by this <text:s/>api are located in the directory:</text:p>
      <text:p text:style-name="P3"/>
      <text:p text:style-name="P3">openNlpWeb/WebContent/mod/</text:p>
      <text:p text:style-name="P3"/>
      <text:p text:style-name="P1">We have a <text:span text:style-name="T1">login.jsp </text:span><text:span text:style-name="T3">which has a form where we can type some text which we will passed to a java servlet for processing. The web.xml file has :</text:span></text:p>
      <text:p text:style-name="P2"><text:span text:style-name="T7">&lt;</text:span><text:span text:style-name="T10">servlet</text:span><text:span text:style-name="T7">&gt;</text:span></text:p>
      <text:p text:style-name="P4"><text:span text:style-name="T12"><text:tab/><text:tab/></text:span><text:span text:style-name="T6">&lt;</text:span><text:span text:style-name="T9">servlet-name</text:span><text:span text:style-name="T6">&gt;</text:span><text:span text:style-name="T12">pT</text:span><text:span text:style-name="T6">&lt;/</text:span><text:span text:style-name="T9">servlet-name</text:span><text:span text:style-name="T6">&gt;</text:span></text:p>
      <text:p text:style-name="P4"><text:span text:style-name="T12"><text:tab/><text:tab/></text:span><text:span text:style-name="T6">&lt;</text:span><text:span text:style-name="T9">servlet-class</text:span><text:span text:style-name="T6">&gt;</text:span><text:span text:style-name="T12">nlp.ProcessText</text:span><text:span text:style-name="T6">&lt;/</text:span><text:span text:style-name="T9">servlet-class</text:span><text:span text:style-name="T6">&gt;</text:span></text:p>
      <text:p text:style-name="P4"><text:span text:style-name="T12"><text:tab/></text:span><text:span text:style-name="T6">&lt;/</text:span><text:span text:style-name="T9">servlet</text:span><text:span text:style-name="T6">&gt;</text:span></text:p>
      <text:p text:style-name="P4"><text:span text:style-name="T12"><text:tab/></text:span><text:span text:style-name="T6">&lt;</text:span><text:span text:style-name="T9">servlet-mapping</text:span><text:span text:style-name="T6">&gt;</text:span></text:p>
      <text:p text:style-name="P4"><text:span text:style-name="T12"><text:tab/><text:tab/></text:span><text:span text:style-name="T6">&lt;</text:span><text:span text:style-name="T9">servlet-name</text:span><text:span text:style-name="T6">&gt;</text:span><text:span text:style-name="T12">pT</text:span><text:span text:style-name="T6">&lt;/</text:span><text:span text:style-name="T9">servlet-name</text:span><text:span text:style-name="T6">&gt;</text:span></text:p>
      <text:p text:style-name="P4"><text:span text:style-name="T12"><text:tab/><text:tab/></text:span><text:span text:style-name="T6">&lt;</text:span><text:span text:style-name="T9">url-pattern</text:span><text:span text:style-name="T6">&gt;</text:span><text:span text:style-name="T12">/processText</text:span><text:span text:style-name="T6">&lt;/</text:span><text:span text:style-name="T9">url-pattern</text:span><text:span text:style-name="T6">&gt;</text:span></text:p>
      <text:p text:style-name="P6"><text:soft-page-break/><text:span text:style-name="T8">&lt;/</text:span><text:span text:style-name="T11">servlet-mapping</text:span><text:span text:style-name="T8">&gt;</text:span></text:p>
      <text:p text:style-name="P14"/>
      <text:p text:style-name="P14"/>
      <text:p text:style-name="P8">For if the form, uses get method, the doGet in the servlet will call doPost method and for post method, the doPost method will be invoked by default. So the processing is doing in the doPost method of the servlet, ProcessText.java.</text:p>
      <text:p text:style-name="P8"/>
      <text:p text:style-name="P8">For the processing, first of all we store the parameter sent by the form as an string variable as: </text:p>
      <text:p text:style-name="P10">String text=req.getParameter(“text”);</text:p>
      <text:p text:style-name="P9">Where req is the HttpServletRequest object and the text is the name of the field from the form. Now , we have the text to be processed, we will use open-nlp-tools.</text:p>
      <text:p text:style-name="P9"/>
      <text:p text:style-name="P9">To use the tools of open-nlp-tools we require some modules that can be downloaded from </text:p>
      <text:p text:style-name="P9">link: </text:p>
      <text:p text:style-name="P9">For english language processing, we need the following modules:</text:p>
      <text:list xml:id="list2085083000" text:style-name="L2">
        <text:list-item>
          <text:p text:style-name="P23">en-sent.bin</text:p>
        </text:list-item>
        <text:list-item>
          <text:p text:style-name="P23">en-token.bin</text:p>
        </text:list-item>
        <text:list-item>
          <text:p text:style-name="P23">en-pos-maxent.bin</text:p>
        </text:list-item>
        <text:list-item>
          <text:p text:style-name="P23">en-chunker.bin</text:p>
        </text:list-item>
        <text:list-item>
          <text:p text:style-name="P23">en-pos-perception.bin</text:p>
        </text:list-item>
      </text:list>
      <text:p text:style-name="P9"/>
      <text:p text:style-name="P8"/>
      <text:p text:style-name="P8">And for the user authentication servlet, we have the following web.xml configuration:</text:p>
      <text:p text:style-name="P8"/>
      <text:p text:style-name="P4"><text:span text:style-name="T12"><text:tab/></text:span><text:span text:style-name="T6">&lt;</text:span><text:span text:style-name="T9">servlet</text:span><text:span text:style-name="T6">&gt;</text:span></text:p>
      <text:p text:style-name="P4"><text:span text:style-name="T12"><text:tab/><text:tab/></text:span><text:span text:style-name="T6">&lt;</text:span><text:span text:style-name="T9">servlet-name</text:span><text:span text:style-name="T6">&gt;</text:span><text:span text:style-name="T12">LoginServlet</text:span><text:span text:style-name="T6">&lt;/</text:span><text:span text:style-name="T9">servlet-name</text:span><text:span text:style-name="T6">&gt;</text:span></text:p>
      <text:p text:style-name="P4"><text:span text:style-name="T12"><text:tab/><text:tab/></text:span><text:span text:style-name="T6">&lt;</text:span><text:span text:style-name="T9">servlet-class</text:span><text:span text:style-name="T6">&gt;</text:span><text:span text:style-name="T12">auth.user.LoginServlet</text:span><text:span text:style-name="T6">&lt;/</text:span><text:span text:style-name="T9">servlet-class</text:span><text:span text:style-name="T6">&gt;</text:span></text:p>
      <text:p text:style-name="P4"><text:span text:style-name="T12"><text:tab/></text:span><text:span text:style-name="T6">&lt;/</text:span><text:span text:style-name="T9">servlet</text:span><text:span text:style-name="T6">&gt;</text:span></text:p>
      <text:p text:style-name="P4"><text:span text:style-name="T12"><text:tab/></text:span><text:span text:style-name="T6">&lt;</text:span><text:span text:style-name="T9">servlet-mapping</text:span><text:span text:style-name="T6">&gt;</text:span></text:p>
      <text:p text:style-name="P4"><text:span text:style-name="T12"><text:tab/><text:tab/></text:span><text:span text:style-name="T6">&lt;</text:span><text:span text:style-name="T9">servlet-name</text:span><text:span text:style-name="T6">&gt;</text:span><text:span text:style-name="T12">LoginServlet</text:span><text:span text:style-name="T6">&lt;/</text:span><text:span text:style-name="T9">servlet-name</text:span><text:span text:style-name="T6">&gt;</text:span></text:p>
      <text:p text:style-name="P4"><text:span text:style-name="T12"><text:tab/><text:tab/></text:span><text:span text:style-name="T6">&lt;</text:span><text:span text:style-name="T9">url-pattern</text:span><text:span text:style-name="T6">&gt;</text:span><text:span text:style-name="T12">/LoginServet</text:span><text:span text:style-name="T6">&lt;/</text:span><text:span text:style-name="T9">url-pattern</text:span><text:span text:style-name="T6">&gt;</text:span></text:p>
      <text:p text:style-name="P4"><text:span text:style-name="T12"><text:tab/></text:span><text:span text:style-name="T6">&lt;/</text:span><text:span text:style-name="T9">servlet-mapping</text:span><text:span text:style-name="T6">&gt;</text:span></text:p>
      <text:p text:style-name="P5"><text:tab/></text:p>
      <text:p text:style-name="P5"><text:tab/></text:p>
      <text:p text:style-name="P8">For Nepali Language Processing, we have the following web.xml configuration:</text:p>
      <text:p text:style-name="P11"><text:span text:style-name="T13"><text:tab/></text:span><text:span text:style-name="T7">&lt;</text:span><text:span text:style-name="T10">servlet</text:span><text:span text:style-name="T7">&gt;</text:span></text:p>
      <text:p text:style-name="P4"><text:span text:style-name="T12"><text:tab/><text:tab/></text:span><text:span text:style-name="T6">&lt;</text:span><text:span text:style-name="T9">servlet-name</text:span><text:span text:style-name="T6">&gt;</text:span><text:span text:style-name="T12">NTP</text:span><text:span text:style-name="T6">&lt;/</text:span><text:span text:style-name="T9">servlet-name</text:span><text:span text:style-name="T6">&gt;</text:span></text:p>
      <text:p text:style-name="P4"><text:span text:style-name="T12"><text:tab/><text:tab/></text:span><text:span text:style-name="T6">&lt;</text:span><text:span text:style-name="T9">servlet-class</text:span><text:span text:style-name="T6">&gt;</text:span><text:span text:style-name="T12">nlp.nepali.NepaliTextProcessor</text:span><text:span text:style-name="T6">&lt;/</text:span><text:span text:style-name="T9">servlet-class</text:span><text:span text:style-name="T6">&gt;</text:span></text:p>
      <text:p text:style-name="P4"><text:span text:style-name="T12"><text:tab/></text:span><text:span text:style-name="T6">&lt;/</text:span><text:span text:style-name="T9">servlet</text:span><text:span text:style-name="T6">&gt;</text:span></text:p>
      <text:p text:style-name="P4"><text:span text:style-name="T12"><text:tab/></text:span><text:span text:style-name="T6">&lt;</text:span><text:span text:style-name="T9">servlet-mapping</text:span><text:span text:style-name="T6">&gt;</text:span></text:p>
      <text:p text:style-name="P4"><text:span text:style-name="T12"><text:tab/><text:tab/></text:span><text:span text:style-name="T6">&lt;</text:span><text:span text:style-name="T9">servlet-name</text:span><text:span text:style-name="T6">&gt;</text:span><text:span text:style-name="T12">NTP</text:span><text:span text:style-name="T6">&lt;/</text:span><text:span text:style-name="T9">servlet-name</text:span><text:span text:style-name="T6">&gt;</text:span></text:p>
      <text:p text:style-name="P4"><text:span text:style-name="T12"><text:tab/><text:tab/></text:span><text:span text:style-name="T6">&lt;</text:span><text:span text:style-name="T9">url-pattern</text:span><text:span text:style-name="T6">&gt;</text:span><text:span text:style-name="T12">/processNepaliText</text:span><text:span text:style-name="T6">&lt;/</text:span><text:span text:style-name="T9">url-pattern</text:span><text:span text:style-name="T6">&gt;</text:span></text:p>
      <text:p text:style-name="P4"><text:span text:style-name="T12"><text:tab/></text:span><text:span text:style-name="T6">&lt;/</text:span><text:span text:style-name="T9">servlet-mapping</text:span><text:span text:style-name="T6">&gt;</text:span></text:p>
      <text:p text:style-name="P8"/>
      <text:p text:style-name="P8">WordNet 3.0:</text:p>
      <text:p text:style-name="P7"><text:span text:style-name="T4">So now, we have <text:s/>done <text:s/>the basic text processing, its time to get the meanings, synonyms etc of the words. For this purpose we will be using wordnet 3.0. We have downloaded the wordnet 3.0 offline dictionary files. In case of linux system if you install artha <text:s/>( #yum install artha ) then the directory where the wordnet 3.0 dictionary files are stored is: </text:span><text:span text:style-name="T17">/usr/share/wordnet-3.0/dict </text:span></text:p>
      <text:p text:style-name="P6"><text:span text:style-name="T15">Besides, the wordnet dictionary files can be <text:s/>downloaded from : </text:span><text:a xlink:type="simple" xlink:href="http://wordnet.princeton.edu/wordnet/download/current-version/">http://wordnet.princeton.edu/wordnet/download/current-version/</text:a> <text:span text:style-name="T15"><text:s/>and stored in any directory you wish, just make sure you set the directory correctly.</text:span></text:p>
      <text:p text:style-name="P8">The wordnet dictionary can be set as:</text:p>
      <text:p text:style-name="P7"><text:span text:style-name="T4">System.setProperty(“</text:span><text:span text:style-name="T18">wordnet.database.dir</text:span><text:span text:style-name="T4">”,”</text:span><text:span text:style-name="T17">/usr/share/wordnet-3.0/dict</text:span><text:span text:style-name="T4">”);</text:span></text:p>
      <text:p text:style-name="P8"/>
      <text:p text:style-name="P8">After the wordnet database directory has been set, we create a wordnet database instance as:</text:p>
      <text:p text:style-name="P12"><text:soft-page-break/><text:span text:style-name="T5">WordNetDatabase database=WordNetDatabase.</text:span><text:span text:style-name="T2">getFileInstance</text:span><text:span text:style-name="T5">();</text:span></text:p>
      <text:p text:style-name="P8">Now to get the definition of any word we can get it as:</text:p>
      <text:p text:style-name="P13"/>
      <text:p text:style-name="P13">String inputWord=”wordToLookFor”;</text:p>
      <text:p text:style-name="P13">Synset[] synsets=database.getSynsets(inputWord);</text:p>
      <text:p text:style-name="P4"><text:span text:style-name="T19">for</text:span><text:span text:style-name="T14">(</text:span><text:span text:style-name="T19">int</text:span><text:span text:style-name="T14"> i=0;i&lt;synsets.</text:span><text:span text:style-name="T20">length</text:span><text:span text:style-name="T14">;i++){</text:span></text:p>
      <text:p text:style-name="P4"><text:span text:style-name="T14"><text:tab/>System.</text:span><text:span text:style-name="T21">out</text:span><text:span text:style-name="T14">.println(</text:span><text:span text:style-name="T16">" : "</text:span><text:span text:style-name="T14">+synsets[i].getDefinition());</text:span></text:p>
      <text:p text:style-name="P12">}</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Nepali1" svg:font-family="'Lohit Nepal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Nepali" svg:font-family="'Lohit Nepal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ne" style:country-complex="NP"/>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Nepali" style:font-size-complex="12pt" style:language-complex="ne" style:country-complex="N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Nepal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Nepal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Nepal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Nepal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as Chaudhary</meta:initial-creator>
    <meta:creation-date>2012-08-21T21:10:41</meta:creation-date>
    <dc:date>2012-08-22T15:31:24</dc:date>
    <dc:creator>Paras Chaudhary</dc:creator>
    <meta:editing-duration>PT2H4M11S</meta:editing-duration>
    <meta:editing-cycles>35</meta:editing-cycles>
    <meta:generator>LibreOffice/3.5$Linux_x86 LibreOffice_project/350m1$Build-201</meta:generator>
    <meta:document-statistic meta:table-count="0" meta:image-count="0" meta:object-count="0" meta:page-count="3" meta:paragraph-count="83" meta:word-count="479" meta:character-count="3277" meta:non-whitespace-character-count="3358"/>
  </office:meta>
</office:document-meta>
</file>